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3.399cm" style:rel-column-width="13107*"/>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style:vertical-align=""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E2" style:family="table-cell">
      <style:table-cell-properties fo:padding="0.097cm" fo:border-left="0.002cm solid #000000" fo:border-right="0.002cm solid #000000" fo:border-top="none" fo:border-bottom="0.002cm solid #000000"/>
    </style:style>
    <style:style style:name="Tabela1.B3" style:family="table-cell" style:data-style-name="N107">
      <style:table-cell-properties fo:padding="0.097cm" fo:border-left="0.002cm solid #000000" fo:border-right="none" fo:border-top="none" fo:border-bottom="0.002cm solid #000000"/>
    </style:style>
    <style:style style:name="Tabela1.E3" style:family="table-cell" style:data-style-name="N107">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6pt" style:font-size-asian="22.75pt" style:font-size-complex="26pt"/>
    </style:style>
    <style:style style:name="P2" style:family="paragraph" style:parent-style-name="Standard">
      <style:paragraph-properties fo:text-align="center" style:justify-single-word="false"/>
      <style:text-properties fo:font-size="20pt" style:font-size-asian="17.5pt" style:font-size-complex="20pt"/>
    </style:style>
    <style:style style:name="P3" style:family="paragraph" style:parent-style-name="Standard">
      <style:paragraph-properties fo:text-align="start" style:justify-single-word="false"/>
      <style:text-properties fo:font-size="20pt" style:font-size-asian="17.5pt" style:font-size-complex="20pt"/>
    </style:style>
    <style:style style:name="P4" style:family="paragraph" style:parent-style-name="Table_20_Contents">
      <style:paragraph-properties fo:text-align="start" style:justify-single-word="false"/>
      <style:text-properties fo:font-size="14pt" style:font-size-asian="14pt" style:font-size-complex="14pt"/>
    </style:style>
    <style:style style:name="P5" style:family="paragraph" style:parent-style-name="Table_20_Contents">
      <style:paragraph-properties fo:text-align="center" style:justify-single-word="false"/>
      <style:text-properties fo:font-size="14pt" style:font-size-asian="14pt" style:font-size-complex="14pt"/>
    </style:style>
    <style:style style:name="P6" style:family="paragraph" style:parent-style-name="Standard">
      <style:paragraph-properties fo:text-align="start" style:justify-single-word="false"/>
      <style:text-properties fo:font-size="14pt" style:font-size-asian="12.25pt" style:font-size-complex="14pt"/>
    </style:style>
    <style:style style:name="P7" style:family="paragraph" style:parent-style-name="Standard" style:list-style-name="L1">
      <style:paragraph-properties fo:text-align="start" style:justify-single-word="false"/>
      <style:text-properties fo:font-size="14pt" style:font-size-asian="14pt" style:font-size-complex="14pt"/>
    </style:style>
    <style:style style:name="T1" style:family="text">
      <style:text-properties fo:font-size="14pt" style:font-size-asian="12.25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107">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Zaawansowane biblioteki programistyczne</text:p>
      <text:p text:style-name="P2">Temat: Suffix Tre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text:tab/><text:tab/><text:tab/><text:tab/><text:tab/><text:tab/><text:tab/><text:span text:style-name="T1">Autorzy:</text:span></text:p>
      <text:p text:style-name="P6"><text:tab/><text:tab/><text:tab/><text:tab/><text:tab/><text:tab/><text:tab/><text:tab/>Łukasz Spintzyk</text:p>
      <text:p text:style-name="P6"><text:tab/><text:tab/><text:tab/><text:tab/><text:tab/><text:tab/><text:tab/><text:tab/>Piotr Zemczak</text:p>
      <text:p text:style-name="P6"/>
      <text:p text:style-name="P6"/>
      <text:p text:style-name="P6"/>
      <text:p text:style-name="P6"/>
      <text:p text:style-name="P6"/>
      <text:p text:style-name="P6"/>
      <text:p text:style-name="P6"/>
      <text:p text:style-name="P6"/>
      <text:p text:style-name="P6"/>
      <text:p text:style-name="P6"><text:soft-page-break/></text:p>
      <text:list xml:id="list571553279" text:style-name="L1">
        <text:list-item>
          <text:p text:style-name="P7">Instrukcja obsługi.</text:p>
        </text:list-item>
        <text:list-item>
          <text:p text:style-name="P7">Porównanie wydajności.</text:p>
          <text:p text:style-name="P7"/>
          <text:p text:style-name="P7">W celu zbadania wydajności naszego SuffixTree postanowiliśmy porównać go z funkcją find znajdującą się w klasie string.</text:p>
          <text:p text:style-name="P7">Test polegał na wyszukaniu ciągu znaków w zadanym tekscie.</text:p>
          <text:p text:style-name="P7"></text:p>
          <text:p text:style-name="P7">Tekst w którym dokonywaliśmy wyszukania, to dwe wersje pierwszej księgi "Lalki" Bolesława Prusa. Pierwszy tekst jest oryginalną księgą, a drugi jest powieleniem tego tekstu 10 krotnie:</text:p>
          <text:p text:style-name="P7"></text:p>
          <text:p text:style-name="P7">lalka.txt (800k</text:p>
          <text:p text:style-name="P7">lalka10.txt (8M</text:p>
          <text:p text:style-name="P7"></text:p>
          <text:p text:style-name="P7">W powyższych tekstach były wyszukiwane następujące ciągi które faktycznie znajdują się w tekście:</text:p>
          <text:p text:style-name="P7"></text:p>
          <text:p text:style-name="P7">test1 = "I przypomniał sobie całe szeregi ludzi obdartych,"</text:p>
          <text:p text:style-name="P7">test2 = "Rzecz dziwna! przecie miał już ustaloną opinię hojnego filantropa. Członkowie Towarzystwa Dobroczynności we frakach składali mu podziękowania za ofiarę dla wiecznie łaknącej instytucji; hrabina Karolowa we 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7"></text:p>
          <text:p text:style-name="P7">Pierwszy z nich zawiera 50 znaków, a drugi 570.</text:p>
          <text:p text:style-name="P7">Dodatkowo oprócz powyższych w tekstach wyszukiwane były ciągi których nie ma:</text:p>
          <text:p text:style-name="P7"></text:p>
          <text:p text:style-name="P7">test3 = "SuffixTreeI przypomniał sobie całe szeregi ludzi obdartych,"</text:p>
          <text:p text:style-name="P7">test4 = "SuffixTreeRzecz dziwna! przecie miał już ustaloną opinię hojnego filantropa. Członkowie Towarzystwa Dobroczynności we frakach składali mu podziękowania za ofiarę dla wiecznie łaknącej instytucji; hrabina Karolowa we wszystkich salonach opowiadała o pieniądzach, które złożył na jej ochronę; jego służba i subiekci sławili go za podwyższenie im pensji. Ale Wokulskiemu rzeczy te nie sprawiały żadnej przyjemności, tak jak on sam nie przywiązywał do nich żadnej wagi. Rzucał tysiące rubli do kas urzędowych dobroczyńców, ażeby kupić za to rozgłos nie pytając, co się zrobi z pieniędzmi."</text:p>
          <text:p text:style-name="P7"></text:p>
          <text:p text:style-name="P7">Pierwszy z nich zawiera 60 znaków, a drugi 580.</text:p>
          <text:p text:style-name="P7"><text:soft-page-break/></text:p>
          <text:p text:style-name="P7">Wyszukanie każdego z podtekstów zostało wykonane 10000 razy w pętli po czym wyciągnięta została średnia wyszukania wzorca.</text:p>
          <text:p text:style-name="P7">Wyniki badań przedstawione są w poniższej tabeli:</text:p>
          <text:p text:style-name="P7"></text:p>
        </text:list-item>
      </text:list>
      <table:table table:name="Tabela1" table:style-name="Tabela1">
        <table:table-column table:style-name="Tabela1.A" table:number-columns-repeated="5"/>
        <table:table-row>
          <table:table-cell table:style-name="Tabela1.A1" office:value-type="string">
            <text:p text:style-name="P4"/>
          </table:table-cell>
          <table:table-cell table:style-name="Tabela1.B1" table:number-columns-spanned="2" office:value-type="string">
            <text:p text:style-name="P5">Lalka (800KB)</text:p>
          </table:table-cell>
          <table:covered-table-cell/>
          <table:table-cell table:style-name="Tabela1.D1" table:number-columns-spanned="2" office:value-type="string">
            <text:p text:style-name="P5">Lalka x10 (8MB)</text:p>
          </table:table-cell>
          <table:covered-table-cell/>
        </table:table-row>
        <table:table-row>
          <table:table-cell table:style-name="Tabela1.A2" office:value-type="string">
            <text:p text:style-name="P5"/>
          </table:table-cell>
          <table:table-cell table:style-name="Tabela1.A2" office:value-type="string">
            <text:p text:style-name="P5">Suffix Tree</text:p>
          </table:table-cell>
          <table:table-cell table:style-name="Tabela1.A2" office:value-type="string">
            <text:p text:style-name="P5">String</text:p>
          </table:table-cell>
          <table:table-cell table:style-name="Tabela1.A2" office:value-type="string">
            <text:p text:style-name="P5">Suffix Tree</text:p>
          </table:table-cell>
          <table:table-cell table:style-name="Tabela1.E2" office:value-type="string">
            <text:p text:style-name="P5">String</text:p>
          </table:table-cell>
        </table:table-row>
        <table:table-row>
          <table:table-cell table:style-name="Tabela1.A2" office:value-type="string">
            <text:p text:style-name="P5">Test1</text:p>
          </table:table-cell>
          <table:table-cell table:style-name="Tabela1.B3" office:value-type="float" office:value="0.007">
            <text:p text:style-name="P5">0,007</text:p>
          </table:table-cell>
          <table:table-cell table:style-name="Tabela1.B3" office:value-type="float" office:value="0.631">
            <text:p text:style-name="P5">0,631</text:p>
          </table:table-cell>
          <table:table-cell table:style-name="Tabela1.B3" office:value-type="float" office:value="0.007">
            <text:p text:style-name="P5">0,007</text:p>
          </table:table-cell>
          <table:table-cell table:style-name="Tabela1.E3" office:value-type="float" office:value="0.631">
            <text:p text:style-name="P5">0,631</text:p>
          </table:table-cell>
        </table:table-row>
        <table:table-row>
          <table:table-cell table:style-name="Tabela1.A2" office:value-type="string">
            <text:p text:style-name="P5">Test2</text:p>
          </table:table-cell>
          <table:table-cell table:style-name="Tabela1.B3" office:value-type="float" office:value="0.027">
            <text:p text:style-name="P5">0,027</text:p>
          </table:table-cell>
          <table:table-cell table:style-name="Tabela1.B3" office:value-type="float" office:value="0.651">
            <text:p text:style-name="P5">0,651</text:p>
          </table:table-cell>
          <table:table-cell table:style-name="Tabela1.B3" office:value-type="float" office:value="0.026">
            <text:p text:style-name="P5">0,026</text:p>
          </table:table-cell>
          <table:table-cell table:style-name="Tabela1.E3" office:value-type="float" office:value="0.65">
            <text:p text:style-name="P5">0,650</text:p>
          </table:table-cell>
        </table:table-row>
        <table:table-row>
          <table:table-cell table:style-name="Tabela1.A2" office:value-type="string">
            <text:p text:style-name="P5">Test3</text:p>
          </table:table-cell>
          <table:table-cell table:style-name="Tabela1.B3" office:value-type="float" office:value="0.002">
            <text:p text:style-name="P5">0,002</text:p>
          </table:table-cell>
          <table:table-cell table:style-name="Tabela1.B3" office:value-type="float" office:value="2.746">
            <text:p text:style-name="P5">2,746</text:p>
          </table:table-cell>
          <table:table-cell table:style-name="Tabela1.B3" office:value-type="float" office:value="0.002">
            <text:p text:style-name="P5">0,002</text:p>
          </table:table-cell>
          <table:table-cell table:style-name="Tabela1.E3" office:value-type="float" office:value="27.627">
            <text:p text:style-name="P5">27,627</text:p>
          </table:table-cell>
        </table:table-row>
        <table:table-row>
          <table:table-cell table:style-name="Tabela1.A2" office:value-type="string">
            <text:p text:style-name="P5">Test4</text:p>
          </table:table-cell>
          <table:table-cell table:style-name="Tabela1.B3" office:value-type="float" office:value="0.003">
            <text:p text:style-name="P5">0,003</text:p>
          </table:table-cell>
          <table:table-cell table:style-name="Tabela1.B3" office:value-type="float" office:value="2.744">
            <text:p text:style-name="P5">2,744</text:p>
          </table:table-cell>
          <table:table-cell table:style-name="Tabela1.B3" office:value-type="float" office:value="0.002">
            <text:p text:style-name="P5">0,002</text:p>
          </table:table-cell>
          <table:table-cell table:style-name="Tabela1.E3" office:value-type="float" office:value="27.628">
            <text:p text:style-name="P5">27,628</text:p>
          </table:table-cell>
        </table:table-row>
      </table:table>
      <text:list xml:id="list1648301770" text:continue-numbering="true" text:style-name="L1">
        <text:list-header>
          <text:p text:style-name="P7"/>
          <text:p text:style-name="P7"></text:p>
          <text:p text:style-name="P7">Jak widać z powyższej tabeli wyszukanie za pomocą SuffiX Tree jest kilkunastokrotnie szybsze niż funkcja find ze stringa. Szczególnie jest to widoczne dla dużych tekstów w których szukamy.</text:p>
          <text:p text:style-name="P7"/>
        </text:list-header>
        <text:list-item>
          <text:p text:style-name="P7">Skomentowany ko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iotr Zemczak</meta:initial-creator>
    <meta:creation-date>2010-02-10T17:47:50</meta:creation-date>
    <dc:date>2010-02-10T21:32:32</dc:date>
    <dc:creator>Piotr Zemczak</dc:creator>
    <meta:editing-duration>PT00H14M13S</meta:editing-duration>
    <meta:editing-cycles>3</meta:editing-cycles>
    <meta:generator>OpenOffice.org/3.1$Linux OpenOffice.org_project/310m19$Build-9420</meta:generator>
    <meta:document-statistic meta:table-count="1" meta:image-count="0" meta:object-count="0" meta:page-count="3" meta:paragraph-count="60" meta:word-count="410" meta:character-count="2749"/>
  </office:meta>
</office:document-meta>
</file>